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6.0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start"/>
      <style:text-properties fo:font-size="14pt" style:font-size-asian="18pt" style:font-size-complex="18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0.9cm" svg:x="6cm" svg:y="0.291cm">
          <text:p text:style-name="P1">Dispo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0.9cm" svg:x="1cm" svg:y="2.291cm">
          <draw:glue-point draw:id="4" svg:x="-4.25cm" svg:y="5cm"/>
          <text:p text:style-name="P1">Chain 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0.9cm" svg:x="6cm" svg:y="2.291cm">
          <draw:glue-point draw:id="4" svg:x="-4.25cm" svg:y="5cm"/>
          <text:p text:style-name="P1">Chain 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0.9cm" svg:x="11cm" svg:y="2.291cm">
          <draw:glue-point draw:id="4" svg:x="-4.25cm" svg:y="5cm"/>
          <text:p text:style-name="P1">Chain 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25cm 0.125cm" svg:x1="8cm" svg:y1="1.191cm" svg:x2="3cm" svg:y2="2.291cm" draw:start-shape="id1" draw:start-glue-point="2" draw:end-shape="id2" draw:end-glue-point="0" svg:d="M8000 1191v200l-5000 500v400" svg:viewBox="0 0 5001 1101">
          <text:p/>
        </draw:connector>
        <draw:connector draw:style-name="gr2" draw:text-style-name="P2" draw:layer="layout" draw:type="lines" draw:line-skew="-0.325cm 0.125cm" svg:x1="8cm" svg:y1="1.191cm" svg:x2="13cm" svg:y2="2.291cm" draw:start-shape="id1" draw:start-glue-point="2" draw:end-shape="id3" draw:end-glue-point="0" svg:d="M8000 1191v200l5000 500v400" svg:viewBox="0 0 5001 1101">
          <text:p/>
        </draw:connector>
        <draw:connector draw:style-name="gr2" draw:text-style-name="P2" draw:layer="layout" draw:type="lines" svg:x1="8cm" svg:y1="1.191cm" svg:x2="8cm" svg:y2="2.291cm" draw:start-shape="id1" draw:start-glue-point="2" draw:end-shape="id4" draw:end-glue-point="0" svg:d="M8000 1191v525 50 525" svg:viewBox="0 0 1 1101">
          <text:p/>
        </draw:connector>
        <draw:custom-shape draw:style-name="gr3" draw:text-style-name="P1" xml:id="id5" draw:id="id5" draw:layer="layout" svg:width="3cm" svg:height="0.9cm" svg:x="2cm" svg:y="3.891cm">
          <text:p text:style-name="P1">Module 1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cm" svg:height="0.9cm" svg:x="2cm" svg:y="5.191cm">
          <text:p text:style-name="P1">Module 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cm" svg:height="0.9cm" svg:x="2cm" svg:y="6.491cm">
          <text:p text:style-name="P1">Module 3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cm" svg:height="0.9cm" svg:x="2cm" svg:y="7.791cm">
          <text:p text:style-name="P1">Module 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3cm" svg:y1="3.191cm" svg:x2="2cm" svg:y2="4.341cm" draw:start-shape="id2" draw:start-glue-point="4" draw:end-shape="id5" svg:d="M1300 3191v1150h700" svg:viewBox="0 0 701 1151">
          <text:p/>
        </draw:connector>
        <draw:connector draw:style-name="gr2" draw:text-style-name="P2" draw:layer="layout" svg:x1="1.3cm" svg:y1="3.191cm" svg:x2="2cm" svg:y2="5.641cm" draw:start-shape="id2" draw:start-glue-point="4" draw:end-shape="id6" draw:end-glue-point="3" svg:d="M1300 3191v2450h700" svg:viewBox="0 0 701 2451">
          <text:p/>
        </draw:connector>
        <draw:connector draw:style-name="gr2" draw:text-style-name="P2" draw:layer="layout" svg:x1="1.3cm" svg:y1="3.191cm" svg:x2="2cm" svg:y2="6.941cm" draw:start-shape="id2" draw:start-glue-point="4" draw:end-shape="id7" draw:end-glue-point="3" svg:d="M1300 3191v3750h700" svg:viewBox="0 0 701 3751">
          <text:p/>
        </draw:connector>
        <draw:connector draw:style-name="gr2" draw:text-style-name="P2" draw:layer="layout" svg:x1="1.3cm" svg:y1="3.191cm" svg:x2="2cm" svg:y2="8.241cm" draw:start-shape="id2" draw:start-glue-point="4" draw:end-shape="id8" draw:end-glue-point="3" svg:d="M1300 3191v5050h700" svg:viewBox="0 0 701 5051">
          <text:p/>
        </draw:connector>
        <draw:custom-shape draw:style-name="gr3" draw:text-style-name="P1" xml:id="id9" draw:id="id9" draw:layer="layout" svg:width="3cm" svg:height="0.9cm" svg:x="6.9cm" svg:y="3.891cm">
          <text:p text:style-name="P1">Module 1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cm" svg:height="0.9cm" svg:x="6.9cm" svg:y="5.191cm">
          <text:p text:style-name="P1">Module 2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cm" svg:height="0.9cm" svg:x="6.9cm" svg:y="6.491cm">
          <text:p text:style-name="P1">Module 3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cm" svg:height="0.9cm" svg:x="6.9cm" svg:y="7.791cm">
          <text:p text:style-name="P1">Module 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cm" svg:y1="3.191cm" svg:x2="6.9cm" svg:y2="4.341cm" draw:start-shape="id4" draw:start-glue-point="4" draw:end-shape="id9" svg:d="M6300 3191v1150h600" svg:viewBox="0 0 601 1151">
          <text:p/>
        </draw:connector>
        <draw:connector draw:style-name="gr2" draw:text-style-name="P2" draw:layer="layout" svg:x1="6.3cm" svg:y1="3.191cm" svg:x2="6.9cm" svg:y2="5.641cm" draw:start-shape="id4" draw:start-glue-point="4" draw:end-shape="id10" draw:end-glue-point="3" svg:d="M6300 3191v2450h600" svg:viewBox="0 0 601 2451">
          <text:p/>
        </draw:connector>
        <draw:connector draw:style-name="gr2" draw:text-style-name="P2" draw:layer="layout" svg:x1="6.3cm" svg:y1="3.191cm" svg:x2="6.9cm" svg:y2="6.941cm" draw:start-shape="id4" draw:start-glue-point="4" draw:end-shape="id11" draw:end-glue-point="3" svg:d="M6300 3191v3750h600" svg:viewBox="0 0 601 3751">
          <text:p/>
        </draw:connector>
        <draw:connector draw:style-name="gr2" draw:text-style-name="P2" draw:layer="layout" svg:x1="6.3cm" svg:y1="3.191cm" svg:x2="6.9cm" svg:y2="8.241cm" draw:start-shape="id4" draw:start-glue-point="4" draw:end-shape="id12" draw:end-glue-point="3" svg:d="M6300 3191v5050h600" svg:viewBox="0 0 601 5051">
          <text:p/>
        </draw:connector>
        <draw:custom-shape draw:style-name="gr3" draw:text-style-name="P1" xml:id="id13" draw:id="id13" draw:layer="layout" svg:width="3cm" svg:height="0.9cm" svg:x="11.9cm" svg:y="3.891cm">
          <text:p text:style-name="P1">Module 1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cm" svg:height="0.9cm" svg:x="11.9cm" svg:y="5.191cm">
          <text:p text:style-name="P1">Module 2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3cm" svg:height="0.9cm" svg:x="11.9cm" svg:y="6.491cm">
          <text:p text:style-name="P1">Module 3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3cm" svg:height="0.9cm" svg:x="11.9cm" svg:y="7.791cm">
          <text:p text:style-name="P1">Module 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3cm" svg:y1="3.191cm" svg:x2="11.9cm" svg:y2="4.341cm" draw:start-shape="id3" draw:start-glue-point="4" draw:end-shape="id13" svg:d="M11300 3191v1150h600" svg:viewBox="0 0 601 1151">
          <text:p/>
        </draw:connector>
        <draw:connector draw:style-name="gr2" draw:text-style-name="P2" draw:layer="layout" svg:x1="11.3cm" svg:y1="3.191cm" svg:x2="11.9cm" svg:y2="5.641cm" draw:start-shape="id3" draw:start-glue-point="4" draw:end-shape="id14" draw:end-glue-point="3" svg:d="M11300 3191v2450h600" svg:viewBox="0 0 601 2451">
          <text:p/>
        </draw:connector>
        <draw:connector draw:style-name="gr2" draw:text-style-name="P2" draw:layer="layout" svg:x1="11.3cm" svg:y1="3.191cm" svg:x2="11.9cm" svg:y2="6.941cm" draw:start-shape="id3" draw:start-glue-point="4" draw:end-shape="id15" draw:end-glue-point="3" svg:d="M11300 3191v3750h600" svg:viewBox="0 0 601 3751">
          <text:p/>
        </draw:connector>
        <draw:connector draw:style-name="gr2" draw:text-style-name="P2" draw:layer="layout" svg:x1="11.3cm" svg:y1="3.191cm" svg:x2="11.9cm" svg:y2="8.241cm" draw:start-shape="id3" draw:start-glue-point="4" draw:end-shape="id16" draw:end-glue-point="3" svg:d="M11300 3191v5050h600" svg:viewBox="0 0 601 5051">
          <text:p/>
        </draw:connector>
      </draw:page>
      <draw:page draw:name="page2" draw:style-name="dp1" draw:master-page-name="Standard">
        <draw:custom-shape draw:style-name="gr1" draw:text-style-name="P1" xml:id="id17" draw:id="id17" draw:layer="layout" svg:width="4cm" svg:height="0.9cm" svg:x="0.3cm" svg:y="0.3cm">
          <draw:glue-point draw:id="4" svg:x="-4.25cm" svg:y="5cm"/>
          <text:p text:style-name="P1">Chain</text:p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3.2cm" svg:height="6.3cm" svg:x="0.4cm" svg:y="2.3cm">
          <text:p text:style-name="P1">Module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3.2cm" svg:height="6.3cm" svg:x="4.4cm" svg:y="2.3cm">
          <text:p text:style-name="P1">Module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0" draw:id="id20" draw:layer="layout" svg:width="3.2cm" svg:height="6.3cm" svg:x="8.4cm" svg:y="2.3cm">
          <text:p text:style-name="P1">Module 3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3.2cm" svg:height="6.3cm" svg:x="12.4cm" svg:y="2.3cm">
          <text:p text:style-name="P1">Module 4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15cm" svg:x1="0.6cm" svg:y1="1.2cm" svg:x2="2cm" svg:y2="2.3cm" draw:start-shape="id17" draw:start-glue-point="4" draw:end-shape="id18" draw:end-glue-point="0" svg:d="M600 1200v400h1400v700" svg:viewBox="0 0 1401 1101">
          <text:p/>
        </draw:connector>
        <draw:connector draw:style-name="gr2" draw:text-style-name="P2" draw:layer="layout" draw:line-skew="-0.15cm" svg:x1="0.6cm" svg:y1="1.2cm" svg:x2="6cm" svg:y2="2.3cm" draw:start-shape="id17" draw:start-glue-point="4" draw:end-shape="id19" draw:end-glue-point="0" svg:d="M600 1200v400h5400v700" svg:viewBox="0 0 5401 1101">
          <text:p/>
        </draw:connector>
        <draw:connector draw:style-name="gr2" draw:text-style-name="P2" draw:layer="layout" draw:line-skew="-0.15cm" svg:x1="0.6cm" svg:y1="1.2cm" svg:x2="10cm" svg:y2="2.3cm" draw:start-shape="id17" draw:start-glue-point="4" draw:end-shape="id20" draw:end-glue-point="0" svg:d="M600 1200v400h9400v700" svg:viewBox="0 0 9401 1101">
          <text:p/>
        </draw:connector>
        <draw:connector draw:style-name="gr2" draw:text-style-name="P2" draw:layer="layout" draw:line-skew="-0.15cm" svg:x1="0.6cm" svg:y1="1.2cm" svg:x2="14cm" svg:y2="2.3cm" draw:start-shape="id17" draw:start-glue-point="4" draw:end-shape="id21" draw:end-glue-point="0" svg:d="M600 1200v400h13400v700" svg:viewBox="0 0 13401 1101">
          <text:p/>
        </draw:connector>
        <draw:custom-shape draw:style-name="gr5" draw:text-style-name="P3" xml:id="id26" draw:id="id26" draw:layer="layout" svg:width="1.3cm" svg:height="0.6cm" svg:x="2.1cm" svg:y="3.6cm">
          <text:p text:style-name="P3">out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7" draw:id="id27" draw:layer="layout" svg:width="1.3cm" svg:height="0.6cm" svg:x="4.6cm" svg:y="3.6cm">
          <text:p text:style-name="P3">in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5" draw:id="id25" draw:layer="layout" svg:width="1.3cm" svg:height="0.6cm" svg:x="6.1cm" svg:y="3.6cm">
          <draw:glue-point draw:id="4" svg:x="5cm" svg:y="-1.666cm"/>
          <draw:glue-point draw:id="5" svg:x="5cm" svg:y="1.666cm"/>
          <text:p text:style-name="P3">out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4" draw:id="id24" draw:layer="layout" svg:width="1.3cm" svg:height="0.6cm" svg:x="8.6cm" svg:y="4.4cm">
          <draw:glue-point draw:id="4" svg:x="-5cm" svg:y="-1.666cm"/>
          <draw:glue-point draw:id="5" svg:x="-5cm" svg:y="1.666cm" draw:escape-direction="left"/>
          <draw:glue-point draw:id="6" svg:x="-5cm" svg:y="-1.666cm"/>
          <draw:glue-point draw:id="7" svg:x="-5cm" svg:y="-1.666cm" draw:escape-direction="left"/>
          <text:p text:style-name="P3">in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9" draw:id="id29" draw:layer="layout" svg:width="1.3cm" svg:height="0.6cm" svg:x="10.1cm" svg:y="4.4cm">
          <text:p text:style-name="P3">out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8" draw:id="id28" draw:layer="layout" svg:width="1.3cm" svg:height="0.6cm" svg:x="12.6cm" svg:y="3.6cm">
          <text:p text:style-name="P3">in 1</text:p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1.3cm" svg:height="0.6cm" svg:x="2.1cm" svg:y="4.4cm">
          <draw:glue-point draw:id="4" svg:x="5cm" svg:y="-1.666cm"/>
          <draw:glue-point draw:id="5" svg:x="5cm" svg:y="1.666cm"/>
          <text:p text:style-name="P3">out 2</text:p>
          <draw:enhanced-geometry svg:viewBox="0 0 21600 21600" draw:type="rectangle" draw:enhanced-path="M 0 0 L 21600 0 21600 21600 0 21600 0 0 Z N"/>
        </draw:custom-shape>
        <draw:custom-shape draw:style-name="gr5" draw:text-style-name="P3" xml:id="id30" draw:id="id30" draw:layer="layout" svg:width="1.3cm" svg:height="0.6cm" svg:x="12.6cm" svg:y="4.4cm">
          <text:p text:style-name="P3">in 2</text:p>
          <draw:enhanced-geometry svg:viewBox="0 0 21600 21600" draw:type="rectangle" draw:enhanced-path="M 0 0 L 21600 0 21600 21600 0 21600 0 0 Z N"/>
        </draw:custom-shape>
        <draw:custom-shape draw:style-name="gr5" draw:text-style-name="P3" xml:id="id23" draw:id="id23" draw:layer="layout" svg:width="1.3cm" svg:height="0.6cm" svg:x="12.6cm" svg:y="5.2cm">
          <text:p text:style-name="P3">in 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3.4cm" svg:y1="4.799cm" svg:x2="12.6cm" svg:y2="5.5cm" draw:start-shape="id22" draw:start-glue-point="5" draw:end-shape="id23" svg:d="M3400 4799l9200 701" svg:viewBox="0 0 9201 702">
          <text:p/>
        </draw:connector>
        <draw:connector draw:style-name="gr2" draw:text-style-name="P2" draw:layer="layout" draw:type="line" svg:x1="3.4cm" svg:y1="4.601cm" svg:x2="8.6cm" svg:y2="4.799cm" draw:start-shape="id22" draw:start-glue-point="4" draw:end-shape="id24" draw:end-glue-point="5" svg:d="M3400 4601l5200 198" svg:viewBox="0 0 5201 199">
          <text:p/>
        </draw:connector>
        <draw:connector draw:style-name="gr2" draw:text-style-name="P2" draw:layer="layout" draw:type="line" svg:x1="7.4cm" svg:y1="3.999cm" svg:x2="8.6cm" svg:y2="4.601cm" draw:start-shape="id25" draw:start-glue-point="5" draw:end-shape="id24" draw:end-glue-point="4" svg:d="M7400 3999l1200 602" svg:viewBox="0 0 1201 603">
          <text:p/>
        </draw:connector>
        <draw:connector draw:style-name="gr2" draw:text-style-name="P2" draw:layer="layout" draw:type="line" svg:x1="3.4cm" svg:y1="3.9cm" svg:x2="4.6cm" svg:y2="3.9cm" draw:start-shape="id26" draw:start-glue-point="1" draw:end-shape="id27" draw:end-glue-point="3" svg:d="M3400 3900h1200" svg:viewBox="0 0 1201 1">
          <text:p/>
        </draw:connector>
        <draw:connector draw:style-name="gr2" draw:text-style-name="P2" draw:layer="layout" draw:type="line" svg:x1="7.4cm" svg:y1="3.801cm" svg:x2="12.6cm" svg:y2="3.9cm" draw:start-shape="id25" draw:start-glue-point="4" draw:end-shape="id28" draw:end-glue-point="3" svg:d="M7400 3801l5200 99" svg:viewBox="0 0 5201 100">
          <text:p/>
        </draw:connector>
        <draw:connector draw:style-name="gr2" draw:text-style-name="P2" draw:layer="layout" draw:type="line" svg:x1="11.4cm" svg:y1="4.7cm" svg:x2="12.6cm" svg:y2="4.7cm" draw:start-shape="id29" draw:start-glue-point="1" draw:end-shape="id30" draw:end-glue-point="3" svg:d="M11400 4700h1200" svg:viewBox="0 0 1201 1">
          <text:p/>
        </draw:connector>
        <draw:custom-shape draw:style-name="gr6" draw:text-style-name="P3" draw:layer="layout" svg:width="2.8cm" svg:height="2.2cm" svg:x="12.6cm" svg:y="6.2cm">
          <text:p text:style-name="P3"><text:span text:style-name="T1">Parameter</text:span></text:p>
          <text:p text:style-name="P4"><text:span text:style-name="T1">a = 10</text:span></text:p>
          <text:p text:style-name="P4"><text:span text:style-name="T1">b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5cm" svg:x="12.6cm" svg:y="6.9cm">
          <text:p text:style-name="P5"><text:span text:style-name="T2">a = 10</text:span></text:p>
          <text:p text:style-name="P5"><text:span text:style-name="T2">b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5cm" svg:x="8.6cm" svg:y="6.9cm">
          <text:p text:style-name="P5"><text:span text:style-name="T2">rgb = #4080C0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5cm" svg:x="4.6cm" svg:y="6.9cm">
          <text:p text:style-name="P5"><text:span text:style-name="T2">x = 3.6</text:span></text:p>
          <text:p text:style-name="P5"><text:span text:style-name="T2">y = max</text:span></text:p>
          <text:p text:style-name="P5"><text:span text:style-name="T2">scale = gra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1.5cm" svg:x="0.6cm" svg:y="6.9cm">
          <text:p text:style-name="P4"><text:span text:style-name="T2">enable out 2 = 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8cm" svg:height="0.7cm" svg:x="12.6cm" svg:y="6.2cm">
          <text:p text:style-name="P6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8cm" svg:height="0.7cm" svg:x="8.6cm" svg:y="6.2cm">
          <text:p text:style-name="P6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8cm" svg:height="0.7cm" svg:x="4.6cm" svg:y="6.2cm">
          <text:p text:style-name="P6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8cm" svg:height="0.7cm" svg:x="0.6cm" svg:y="6.2cm">
          <text:p text:style-name="P6"><text:span text:style-name="T3">Parame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2cm" draw:marker-end-width="0.2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2:01:44.443937191</meta:creation-date>
    <dc:date>2017-02-17T12:49:17.051372284</dc:date>
    <meta:editing-duration>PT47M23S</meta:editing-duration>
    <meta:editing-cycles>24</meta:editing-cycles>
    <meta:generator>LibreOffice/5.1.4.2$Linux_X86_64 LibreOffice_project/10m0$Build-2</meta:generator>
    <meta:document-statistic meta:object-count="64"/>
  </office:meta>
</office:document-meta>
</file>